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ba6d8" officeooo:paragraph-rsid="001ba6d8"/>
    </style:style>
    <style:style style:name="P6" style:family="paragraph" style:parent-style-name="Standard">
      <style:text-properties officeooo:rsid="001cbc18" officeooo:paragraph-rsid="001cbc18"/>
    </style:style>
    <style:style style:name="P7" style:family="paragraph" style:parent-style-name="Text_20_body">
      <style:text-properties fo:font-size="12pt" style:text-underline-style="solid" style:text-underline-width="auto" style:text-underline-color="font-color" style:font-size-asian="10.5pt" style:font-size-complex="12pt"/>
    </style:style>
    <style:style style:name="P8" style:family="paragraph" style:parent-style-name="Table_20_Contents">
      <style:text-properties officeooo:rsid="001a766e" officeooo:paragraph-rsid="001a766e"/>
    </style:style>
    <style:style style:name="P9" style:family="paragraph" style:parent-style-name="Table_20_Contents">
      <style:text-properties officeooo:rsid="001a766e" officeooo:paragraph-rsid="001ba6d8"/>
    </style:style>
    <style:style style:name="P10" style:family="paragraph" style:parent-style-name="Table_20_Contents">
      <style:text-properties officeooo:rsid="001a766e" officeooo:paragraph-rsid="001cbc18"/>
    </style:style>
    <style:style style:name="P11" style:family="paragraph" style:parent-style-name="Table_20_Contents">
      <style:text-properties fo:font-weight="bold" officeooo:rsid="001a766e" officeooo:paragraph-rsid="001a766e" style:font-weight-asian="bold" style:font-weight-complex="bold"/>
    </style:style>
    <style:style style:name="P12" style:family="paragraph" style:parent-style-name="Table_20_Contents">
      <style:text-properties fo:font-weight="bold" officeooo:rsid="001a766e" officeooo:paragraph-rsid="001ba6d8" style:font-weight-asian="bold" style:font-weight-complex="bold"/>
    </style:style>
    <style:style style:name="P13" style:family="paragraph" style:parent-style-name="Table_20_Contents">
      <style:text-properties fo:font-weight="bold" officeooo:rsid="001a766e" officeooo:paragraph-rsid="001cbc18" style:font-weight-asian="bold" style:font-weight-complex="bold"/>
    </style:style>
    <style:style style:name="P14" style:family="paragraph" style:parent-style-name="Table_20_Contents">
      <style:text-properties officeooo:rsid="001cbc18" officeooo:paragraph-rsid="001cbc18"/>
    </style:style>
    <style:style style:name="P15" style:family="paragraph" style:parent-style-name="Standard" style:list-style-name="L8"/>
    <style:style style:name="P16" style:family="paragraph" style:parent-style-name="Standard" style:list-style-name="L15"/>
    <style:style style:name="P17" style:family="paragraph" style:parent-style-name="Standard" style:list-style-name="L15">
      <style:text-properties officeooo:paragraph-rsid="001ef518"/>
    </style:style>
    <style:style style:name="P18" style:family="paragraph" style:parent-style-name="Standard" style:list-style-name="L15">
      <style:text-properties officeooo:rsid="001ef518" officeooo:paragraph-rsid="001ef518"/>
    </style:style>
    <style:style style:name="P19" style:family="paragraph" style:parent-style-name="Standard" style:list-style-name="L15">
      <style:text-properties style:font-name="Times New Roman2" officeooo:rsid="0024b1e1" officeooo:paragraph-rsid="0024b1e1"/>
    </style:style>
    <style:style style:name="P20" style:family="paragraph" style:parent-style-name="Standard" style:list-style-name="L15">
      <style:text-properties style:font-name="Times New Roman2" officeooo:rsid="0022ce59" officeooo:paragraph-rsid="0022ce59"/>
    </style:style>
    <style:style style:name="P21" style:family="paragraph" style:parent-style-name="Standard" style:list-style-name="L16">
      <style:text-properties officeooo:paragraph-rsid="001ef518"/>
    </style:style>
    <style:style style:name="P22" style:family="paragraph" style:parent-style-name="Standard" style:list-style-name="L16">
      <style:text-properties officeooo:rsid="0029f0a9" officeooo:paragraph-rsid="0029f0a9"/>
    </style:style>
    <style:style style:name="P23" style:family="paragraph" style:parent-style-name="Text_20_body" style:list-style-name="L1">
      <style:text-properties officeooo:rsid="001ba6d8" officeooo:paragraph-rsid="001ba6d8"/>
    </style:style>
    <style:style style:name="P24" style:family="paragraph" style:parent-style-name="Text_20_body" style:list-style-name="L7"/>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2">
      <style:paragraph-properties fo:margin-top="0cm" fo:margin-bottom="0cm" loext:contextual-spacing="false"/>
    </style:style>
    <style:style style:name="P31" style:family="paragraph" style:parent-style-name="Text_20_body" style:list-style-name="L3">
      <style:paragraph-properties fo:margin-top="0cm" fo:margin-bottom="0cm" loext:contextual-spacing="false"/>
    </style:style>
    <style:style style:name="P32" style:family="paragraph" style:parent-style-name="Text_20_body" style:list-style-name="L4">
      <style:paragraph-properties fo:margin-top="0cm" fo:margin-bottom="0cm" loext:contextual-spacing="false"/>
    </style:style>
    <style:style style:name="P33" style:family="paragraph" style:parent-style-name="Text_20_body" style:list-style-name="L5">
      <style:paragraph-properties fo:margin-top="0cm" fo:margin-bottom="0cm" loext:contextual-spacing="false"/>
    </style:style>
    <style:style style:name="P34" style:family="paragraph" style:parent-style-name="Text_20_body" style:list-style-name="L6">
      <style:paragraph-properties fo:margin-top="0cm" fo:margin-bottom="0cm" loext:contextual-spacing="false"/>
    </style:style>
    <style:style style:name="P35" style:family="paragraph" style:parent-style-name="Text_20_body" style:list-style-name="L9">
      <style:paragraph-properties fo:margin-top="0cm" fo:margin-bottom="0cm" loext:contextual-spacing="false"/>
    </style:style>
    <style:style style:name="P36" style:family="paragraph" style:parent-style-name="Text_20_body" style:list-style-name="L10">
      <style:paragraph-properties fo:margin-top="0cm" fo:margin-bottom="0cm" loext:contextual-spacing="false"/>
    </style:style>
    <style:style style:name="P37" style:family="paragraph" style:parent-style-name="Text_20_body" style:list-style-name="L11">
      <style:paragraph-properties fo:margin-top="0cm" fo:margin-bottom="0cm" loext:contextual-spacing="false"/>
    </style:style>
    <style:style style:name="P38" style:family="paragraph" style:parent-style-name="Text_20_body" style:list-style-name="L12">
      <style:paragraph-properties fo:margin-top="0cm" fo:margin-bottom="0cm" loext:contextual-spacing="false"/>
    </style:style>
    <style:style style:name="P39" style:family="paragraph" style:parent-style-name="Text_20_body" style:list-style-name="L13">
      <style:paragraph-properties fo:margin-top="0cm" fo:margin-bottom="0cm" loext:contextual-spacing="false"/>
    </style:style>
    <style:style style:name="P40" style:family="paragraph" style:parent-style-name="Heading_20_2">
      <style:text-properties officeooo:rsid="001a766e" officeooo:paragraph-rsid="001a766e"/>
    </style:style>
    <style:style style:name="P41" style:family="paragraph" style:parent-style-name="Heading_20_2">
      <style:text-properties officeooo:rsid="001a766e" officeooo:paragraph-rsid="001cbc18"/>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style:font-name="Courier New"/>
    </style:style>
    <style:style style:name="T6" style:family="text">
      <style:text-properties officeooo:rsid="001cbc18"/>
    </style:style>
    <style:style style:name="T7" style:family="text">
      <style:text-properties fo:font-size="12pt" style:text-underline-style="solid" style:text-underline-width="auto" style:text-underline-color="font-color" style:font-size-asian="10.5pt" style:font-size-complex="12pt"/>
    </style:style>
    <style:style style:name="T8" style:family="text">
      <style:text-properties officeooo:rsid="001ef518"/>
    </style:style>
    <style:style style:name="T9" style:family="text">
      <style:text-properties style:font-name="Courier New1"/>
    </style:style>
    <style:style style:name="T10" style:family="text">
      <style:text-properties style:font-name="Courier New1" officeooo:rsid="001ef518"/>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officeooo:rsid="002003a7" style:font-style-asian="normal" style:font-style-complex="normal"/>
    </style:style>
    <style:style style:name="T13" style:family="text">
      <style:text-properties style:font-name="Courier New1" fo:font-style="normal" officeooo:rsid="0027299b" style:font-style-asian="normal" style:font-style-complex="normal"/>
    </style:style>
    <style:style style:name="T14" style:family="text">
      <style:text-properties officeooo:rsid="002003a7"/>
    </style:style>
    <style:style style:name="T15" style:family="text">
      <style:text-properties officeooo:rsid="0028e41a"/>
    </style:style>
    <style:style style:name="T16" style:family="text">
      <style:text-properties officeooo:rsid="0029f0a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Version RE 1<text:span text:style-name="T1">2</text:span>00</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1">Datei</text:p>
          </table:table-cell>
          <table:table-cell table:style-name="Tabelle1.B1" office:value-type="string">
            <text:p text:style-name="P11">Beschreibung</text:p>
          </table:table-cell>
        </table:table-row>
        <table:table-row>
          <table:table-cell table:style-name="Tabelle1.A2" office:value-type="string">
            <text:p text:style-name="P8">qsb.lua</text:p>
          </table:table-cell>
          <table:table-cell table:style-name="Tabelle1.B2" office:value-type="string">
            <text:p text:style-name="P14">Enthält die gesamte QSB zusammen mit allen Kommentaren</text:p>
          </table:table-cell>
        </table:table-row>
        <table:table-row>
          <table:table-cell table:style-name="Tabelle1.A2" office:value-type="string">
            <text:p text:style-name="P8">qsb-min.lua</text:p>
          </table:table-cell>
          <table:table-cell table:style-name="Tabelle1.B2" office:value-type="string">
            <text:p text:style-name="P14">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4">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4">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4">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4">Einsteigeranleitung zu Symfonia</text:p>
          </table:table-cell>
        </table:table-row>
        <table:table-row>
          <table:table-cell table:style-name="Tabelle1.A2" office:value-type="string">
            <text:p text:style-name="P8">Start.txt</text:p>
          </table:table-cell>
          <table:table-cell table:style-name="Tabelle1.B2" office:value-type="string">
            <text:p text:style-name="P14">Informationen zum Archiv</text:p>
          </table:table-cell>
        </table:table-row>
      </table:table>
      <text:p text:style-name="Standard"/>
      <text:p text:style-name="P5">Änderungen:</text:p>
      <text:list xml:id="list8818774105876072724" text:style-name="L1">
        <text:list-item>
          <text:p text:style-name="P23"><text:span text:style-name="T3">Cutscene Tool</text:span><text:line-break/>Die Skriptseitige Unterstützung von Jeans Tool für "echte" Cutscenes ist enthalten. Eine Anleitung wurde ebenfalls beigefügt.</text:p>
        </text:list-item>
        <text:list-item text:style-override="L2">
          <text:p text:style-name="P30"><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31"><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4">direkt aus dem Burglager bezahlt</text:span> werden können. Somit ist kein Auslagern mehr nötig!</text:p>
        </text:list-item>
        <text:list-item text:style-override="L4">
          <text:p text:style-name="P32"><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 Das aktuelle Entity unter der Maus (das ist noch etwas buggy)<text:line-break/>Dies geschieht über spezielle Funktionen innerhalb einer Briefing Page.</text:p>
        </text:list-item>
        <text:list-item text:style-override="L5">
          <text:p text:style-name="P33"><text:soft-page-break/><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34"><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24"><text:span text:style-name="T3">Quest Behavior</text:span><text:line-break/>Einige Quest Behavior hatten fehlerhafte DEBUG-Methoden. Haben sie jetzt nicht mehr. </text:p>
        </text:list-item>
      </text:list>
      <text:h text:style-name="P40" text:outline-level="2">Zwischenversionen</text:h>
      <text:p text:style-name="Standard">Dies sind Versionen, die nicht öffentlich angekündigt wurden und ausschließlich Fehler im initialen Release beseitigten.</text:p>
      <text:list xml:id="list8097427570704439598" text:style-name="L8">
        <text:list-item>
          <text:p text:style-name="P15">Version RE 1205</text:p>
        </text:list-item>
        <text:list-item>
          <text:p text:style-name="P15">Version RE 1206</text:p>
        </text:list-item>
        <text:list-item>
          <text:p text:style-name="P15">Version RE 1300</text:p>
        </text:list-item>
      </text:list>
      <text:h text:style-name="P40" text:outline-level="2">Version RE 1<text:span text:style-name="T2">4</text:span>00</text:h>
      <text:p text:style-name="P5">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2">Datei</text:p>
          </table:table-cell>
          <table:table-cell table:style-name="Tabelle2.B1" office:value-type="string">
            <text:p text:style-name="P12">Beschreibung</text:p>
          </table:table-cell>
        </table:table-row>
        <table:table-row>
          <table:table-cell table:style-name="Tabelle2.A2" office:value-type="string">
            <text:p text:style-name="P9">qsb.lua</text:p>
          </table:table-cell>
          <table:table-cell table:style-name="Tabelle2.B2" office:value-type="string">
            <text:p text:style-name="P14">Enthält die gesamte QSB zusammen mit allen Kommentaren</text:p>
          </table:table-cell>
        </table:table-row>
        <table:table-row>
          <table:table-cell table:style-name="Tabelle2.A2" office:value-type="string">
            <text:p text:style-name="P9">qsb-min.lua</text:p>
          </table:table-cell>
          <table:table-cell table:style-name="Tabelle2.B2" office:value-type="string">
            <text:p text:style-name="P14">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4">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4">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4">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4">Einsteigeranleitung zu Symfonia</text:p>
          </table:table-cell>
        </table:table-row>
        <table:table-row>
          <table:table-cell table:style-name="Tabelle2.A2" office:value-type="string">
            <text:p text:style-name="P9">Start.txt</text:p>
          </table:table-cell>
          <table:table-cell table:style-name="Tabelle2.B2" office:value-type="string">
            <text:p text:style-name="P14">Informationen zum Archiv</text:p>
          </table:table-cell>
        </table:table-row>
      </table:table>
      <text:p text:style-name="P3"/>
      <text:p text:style-name="P5">Änderungen:</text:p>
      <text:p text:style-name="P5"/>
      <text:p text:style-name="P5">1. Debug</text:p>
      <text:list xml:id="list532221437782468870" text:style-name="L9">
        <text:list-item>
          <text:p text:style-name="P35">Die Befehlszeile funktioniert jetzt getrennt von den Cheats.</text:p>
        </text:list-item>
        <text:list-item>
          <text:p text:style-name="P35">Quests werden nicht mehr zu dem Zeitpunkt getestet, zudem sie angelegt werden sondern nur noch zur Laufzeit. Das verhindert Probleme mit Abhängigkeiten zu anderen Quests, die es zum Zeitpunkt der Erzeugung nicht gibt.</text:p>
        </text:list-item>
        <text:list-item>
          <text:p text:style-name="P35"><text:soft-page-break/>Parameter zum Aktivieren des Debug sind jetzt <text:span text:style-name="T5">_CheckAtRun, _QuestTrace, _DebugCheats, _DebugShell</text:span></text:p>
        </text:list-item>
        <text:list-item>
          <text:p text:style-name="P35">Es ist jetzt möglich Kommandos zu verketten. Dadurch muss nicht mehrfach die Befehlszeile geöffnet werden.<text:line-break/>Aus folgenden Eingaben<text:line-break/><text:span text:style-name="T5">win QuestA<text:line-break/>win QuestB<text:line-break/>diplomacy 1 2 2<text:line-break/>gexec CallMeMaybe()</text:span></text:p>
          <text:p text:style-name="P35">wird nun<text:line-break/><text:span text:style-name="T5">win QuestA &amp; QuestB &amp;&amp; diplomacy 1 2 2 &amp;&amp; gexec CallMeMaybe()</text:span></text:p>
          <text:p text:style-name="P35"><text:span text:style-name="T2">(</text:span>Einzelne Eingabe ist immer noch möglich.<text:span text:style-name="T2">)</text:span></text:p>
        </text:list-item>
        <text:list-item>
          <text:p text:style-name="P35">Die Befehlszeilenkommandos sind jetzt an den internen Debugger angeschlossen. Mit der Funktion <text:span text:style-name="T5">eval()</text:span> kann man jedes beliebige Kommando ausführen.<text:line-break/><text:span text:style-name="T5">eval("win QuestA &amp; QuestB &amp;&amp; diplomacy 1 2 2 &amp;&amp; gexec CallMeMaybe()")</text:span></text:p>
          <text:p text:style-name="P25">Hinweis: Der LuaDebugger funktioniert nur mit der LuaDebugger.dll. Die muss sich im bin-Verzeichnis befinden, sonst ist der Debugger nicht aktiv und man hat nur normales DSE.</text:p>
        </text:list-item>
      </text:list>
      <text:p text:style-name="Text_20_body">2. Handelsfunktionen</text:p>
      <text:list xml:id="list548858058664368003" text:style-name="L10">
        <text:list-item>
          <text:p text:style-name="P36">Einige Fehler in den Handelsfunktionen sind beseitigt.</text:p>
        </text:list-item>
        <text:list-item>
          <text:p text:style-name="P36"><text:span text:style-name="T5">API.RemoveOffer()</text:span> und <text:span text:style-name="T5">API.ModifyTradeOffer()</text:span> funktionieren gegenwärtig nicht.</text:p>
        </text:list-item>
        <text:list-item>
          <text:p text:style-name="P36">Die Diplomatieänderung des Schiffshändler kann abgeschaltet werden.</text:p>
        </text:list-item>
        <text:list-item>
          <text:p text:style-name="P26">Angebote durch <text:span text:style-name="T5">AddOffer()</text:span>, <text:span text:style-name="T5">AddMercenaryOffer()</text:span> und <text:span text:style-name="T5">AddEntertainerOffer()</text:span> können nur noch ein mal pro Lagerhaus vorkommen.</text:p>
        </text:list-item>
      </text:list>
      <text:h text:style-name="P41" text:outline-level="2">Version RE 1410</text:h>
      <text:p text:style-name="P6">Nachdem es viel unnötiges Theater gab, wurde mit dieser Version eine Vergleichstabelle eingefügt.</text:p>
      <text:p text:style-name="P4">Datum der Veröffentlichung: <text:span text:style-name="T6">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3">Datei</text:p>
          </table:table-cell>
          <table:table-cell table:style-name="Tabelle3.B1" office:value-type="string">
            <text:p text:style-name="P13">Beschreibung</text:p>
          </table:table-cell>
        </table:table-row>
        <table:table-row>
          <table:table-cell table:style-name="Tabelle3.A2" office:value-type="string">
            <text:p text:style-name="P10">qsb.lua</text:p>
          </table:table-cell>
          <table:table-cell table:style-name="Tabelle3.B2" office:value-type="string">
            <text:p text:style-name="P14">Enthält die gesamte QSB zusammen mit allen Kommentaren</text:p>
          </table:table-cell>
        </table:table-row>
        <table:table-row>
          <table:table-cell table:style-name="Tabelle3.A2" office:value-type="string">
            <text:p text:style-name="P10">qsb-min.lua</text:p>
          </table:table-cell>
          <table:table-cell table:style-name="Tabelle3.B2" office:value-type="string">
            <text:p text:style-name="P14">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4">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4">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4">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4">Einsteigeranleitung zu Symfonia</text:p>
          </table:table-cell>
        </table:table-row>
        <table:table-row>
          <table:table-cell table:style-name="Tabelle3.A2" office:value-type="string">
            <text:p text:style-name="P6">VergleichQsbZweige.pdf</text:p>
          </table:table-cell>
          <table:table-cell table:style-name="Tabelle3.B2" office:value-type="string">
            <text:p text:style-name="P14">Vergleichstabelle QSB+ ↔ Symfonia</text:p>
          </table:table-cell>
        </table:table-row>
        <text:soft-page-break/>
        <table:table-row>
          <table:table-cell table:style-name="Tabelle3.A2" office:value-type="string">
            <text:p text:style-name="P10">Start.txt</text:p>
          </table:table-cell>
          <table:table-cell table:style-name="Tabelle3.B2" office:value-type="string">
            <text:p text:style-name="P14">Informationen zum Archiv</text:p>
          </table:table-cell>
        </table:table-row>
      </table:table>
      <text:p text:style-name="P4"/>
      <text:p text:style-name="P6">Änderungen:</text:p>
      <text:p text:style-name="Standard"><text:line-break/><text:span text:style-name="T7">Bugfixes</text:span></text:p>
      <text:list xml:id="list6665076347201855028" text:style-name="L11">
        <text:list-item>
          <text:p text:style-name="P37">Fehler bei <text:span text:style-name="T5">API.RemoveTradeOffer()</text:span> behoben. Handelsangebote können jetzt einzeln von einem Lagerhaus entfernt werden.</text:p>
        </text:list-item>
        <text:list-item>
          <text:p text:style-name="P37">Fehler bei <text:span text:style-name="T5">API.ModifyTradeOffer()</text:span> behoben. Die Menge der Verfügbaren waren kann jetzt bestimmt werden.</text:p>
        </text:list-item>
        <text:list-item>
          <text:p text:style-name="P37">Der Fehler, der bei Kombination von Quest-Dialogen über <text:span text:style-name="T5">API.QuestDialog()</text:span> und Mapeditor Quests auftrat, ist behoben.</text:p>
        </text:list-item>
        <text:list-item>
          <text:p text:style-name="P27">(Fehler im Spiel) Parteien ohne Hauptgebäude haben jetzt ein Player Icon.</text:p>
        </text:list-item>
      </text:list>
      <text:p text:style-name="P7">Features</text:p>
      <text:list xml:id="list2996896490060369497" text:style-name="L12">
        <text:list-item>
          <text:p text:style-name="P38">Player Portraits können jetzt komfortabel über <text:span text:style-name="T5">API.SetPlayerPortrait()</text:span> im globalen (und lokalen) Skript gesetzt werden (siehe Doku).</text:p>
        </text:list-item>
        <text:list-item>
          <text:p text:style-name="P38">Zu jedem Eintrag in einem Quest-Dialog kann nun ein Callback hinzugefügt werden.</text:p>
        </text:list-item>
        <text:list-item>
          <text:p text:style-name="P28">Quest-Dialoge warten nun in Echtzeit. Das gilt <text:span text:style-name="T4">ausschließlich</text:span> für Dialoge erzeugt mit <text:span text:style-name="T5">API.QuestDialog()</text:span>.</text:p>
        </text:list-item>
      </text:list>
      <text:p text:style-name="P7">Verbesserungen</text:p>
      <text:list xml:id="list7299445475518377223" text:style-name="L13">
        <text:list-item>
          <text:p text:style-name="P39">Quellcode an einigen stellen optimiert (hat keinen Effekt auf die Funktion).</text:p>
        </text:list-item>
        <text:list-item>
          <text:p text:style-name="P39">Goal_InputDialog speichert die Eingabe nun im zugehörigen Quest. Optional gibt es eine "freie Eingabe". Eingabe kann angefragt werden (siehe Doku).</text:p>
        </text:list-item>
        <text:list-item>
          <text:p text:style-name="P39">Regulärer Ausdruck für gültige Questnamen verbessert.</text:p>
        </text:list-item>
        <text:list-item>
          <text:p text:style-name="P39">Boolean-Umschrift nutzt nun einen Regulären Ausdruck anstelle von if-elseif.</text:p>
        </text:list-item>
        <text:list-item>
          <text:p text:style-name="P29">Außreißer in dern Benamsung von API-Funktionen wurden beseitigt (Konsistenz).</text:p>
        </text:list-item>
      </text:list>
      <text:h text:style-name="P41" text:outline-level="2">Version RE 1<text:span text:style-name="T16">500</text:span></text:h>
      <text:p text:style-name="P4">Datum der Veröffentlichung: ?</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3">Datei</text:p>
          </table:table-cell>
          <table:table-cell table:style-name="Tabelle4.B1" office:value-type="string">
            <text:p text:style-name="P13">Beschreibung</text:p>
          </table:table-cell>
        </table:table-row>
        <table:table-row>
          <table:table-cell table:style-name="Tabelle4.A2" office:value-type="string">
            <text:p text:style-name="P10">qsb.lua</text:p>
          </table:table-cell>
          <table:table-cell table:style-name="Tabelle4.B2" office:value-type="string">
            <text:p text:style-name="P14">Enthält die gesamte QSB zusammen mit allen Kommentaren</text:p>
          </table:table-cell>
        </table:table-row>
        <table:table-row>
          <table:table-cell table:style-name="Tabelle4.A2" office:value-type="string">
            <text:p text:style-name="P10">qsb-min.lua</text:p>
          </table:table-cell>
          <table:table-cell table:style-name="Tabelle4.B2" office:value-type="string">
            <text:p text:style-name="P14">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4">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4">Schablone für das lokale Skript</text:p>
          </table:table-cell>
        </table:table-row>
        <table:table-row>
          <table:table-cell table:style-name="Tabelle4.A2" office:value-type="string">
            <text:p text:style-name="P4">CutsceneGuide.pdf</text:p>
          </table:table-cell>
          <table:table-cell table:style-name="Tabelle4.B2" office:value-type="string">
            <text:p text:style-name="P14">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4">Einsteigeranleitung zu Symfonia</text:p>
          </table:table-cell>
        </table:table-row>
        <table:table-row>
          <table:table-cell table:style-name="Tabelle4.A2" office:value-type="string">
            <text:p text:style-name="P6">VergleichQsbZweige.pdf</text:p>
          </table:table-cell>
          <table:table-cell table:style-name="Tabelle4.B2" office:value-type="string">
            <text:p text:style-name="P14">Vergleichstabelle QSB+ ↔ Symfonia</text:p>
          </table:table-cell>
        </table:table-row>
        <text:soft-page-break/>
        <table:table-row>
          <table:table-cell table:style-name="Tabelle4.A2" office:value-type="string">
            <text:p text:style-name="P6">Versionshistorie.pdf</text:p>
          </table:table-cell>
          <table:table-cell table:style-name="Tabelle4.B2" office:value-type="string">
            <text:p text:style-name="P14">Abschrift der Release Notes aus dem Forum</text:p>
          </table:table-cell>
        </table:table-row>
        <table:table-row>
          <table:table-cell table:style-name="Tabelle4.A2" office:value-type="string">
            <text:p text:style-name="P10">Start.txt</text:p>
          </table:table-cell>
          <table:table-cell table:style-name="Tabelle4.B2" office:value-type="string">
            <text:p text:style-name="P14">Informationen zum Archiv</text:p>
          </table:table-cell>
        </table:table-row>
      </table:table>
      <text:p text:style-name="P4"/>
      <text:p text:style-name="P6">Änderungen:</text:p>
      <text:p text:style-name="P6"/>
      <text:list xml:id="list3616976618381708548" text:style-name="L16">
        <text:list-item>
          <text:p text:style-name="P22">Überarbeitete index.html der Dokumentation mit Suchfunktion</text:p>
        </text:list-item>
        <text:list-item>
          <text:p text:style-name="P21"><text:span text:style-name="T8">Fehler in den Funkti</text:span>onen <text:span text:style-name="T8">behoben:<text:line-break/></text:span><text:span text:style-name="T9">API.WinAllQuests</text:span><text:span text:style-name="T10">()</text:span>, <text:span text:style-name="T9">API.StopAllQuests</text:span><text:span text:style-name="T10">()</text:span>, <text:span text:style-name="T9">API.StartAllQuests</text:span><text:span text:style-name="T10">()</text:span>, <text:span text:style-name="T9">API.RestartAllQuests</text:span><text:span text:style-name="T10">()</text:span>, <text:span text:style-name="T9">API.FailAllQuests</text:span><text:span text:style-name="T10">()</text:span></text:p>
        </text:list-item>
      </text:list>
      <text:list xml:id="list1100864173053870287" text:style-name="L15">
        <text:list-item>
          <text:p text:style-name="P18">Falsch platzierte RdO-Basispreise und Ernerungsraten verschoben.</text:p>
        </text:list-item>
        <text:list-item>
          <text:p text:style-name="P17"><text:span text:style-name="T8">Fliegender Händler kann nun auch der Reihe nach durch Angebote durchgehen. Die Fun</text:span>ktion <text:span text:style-name="T11">API.TravelingSalesman</text:span><text:span text:style-name="T13">RotationMode</text:span><text:span text:style-name="T12">()</text:span> <text:span text:style-name="T14">kann das Verhalten jeder Zeit wieder ändern.</text:span></text:p>
        </text:list-item>
        <text:list-item>
          <text:p text:style-name="P18">Quest-Dialoge können nun direkt benannt werden. Der Name kann in Nachfolge-Quests für Trigger verwendet werden.</text:p>
        </text:list-item>
        <text:list-item>
          <text:p text:style-name="P18"><text:span text:style-name="T9">API.RestartQuestDialog()</text:span> kann genutzt werden um einen Dialog neu zu starten.</text:p>
        </text:list-item>
        <text:list-item>
          <text:p text:style-name="P18"><text:span text:style-name="T9">API.InterruptQuestDialog()</text:span> kann genutz werden um einen Dialog anzuhalten.</text:p>
        </text:list-item>
        <text:list-item>
          <text:p text:style-name="P16">Burglager hat neue öffentliche Funktionen bekommen:<text:line-break/><text:span text:style-name="T9">- API.CastleStoreGetTotalAmount()<text:line-break/>- API.CastleStoreGetSize()<text:line-break/>- API.CastleStoreSetBaseCapacity()<text:line-break/>- API.CastleStoreSetOutsourceBoundary()</text:span></text:p>
        </text:list-item>
        <text:list-item>
          <text:p text:style-name="P19">Fehlerhafte Funktionen für Abriss- und Bausperren funktionieren nun korrekt.</text:p>
        </text:list-item>
        <text:list-item>
          <text:p text:style-name="P20">(intern) Dokumentation der privaen Funktionen des Burglagers wurde mit Datentypen versehen</text:p>
        </text:list-item>
        <text:list-item>
          <text:p text:style-name="P20">(intern) Shell Skripte angepas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1.6.2$Linux_X86_64 LibreOffice_project/10m0$Build-2</meta:generator>
    <dc:date>2018-12-12T14:59:36.880958995</dc:date>
    <meta:editing-duration>PT55M2S</meta:editing-duration>
    <meta:editing-cycles>11</meta:editing-cycles>
    <meta:document-statistic meta:table-count="4" meta:image-count="0" meta:object-count="0" meta:page-count="5" meta:paragraph-count="146" meta:word-count="1108" meta:character-count="8488" meta:non-whitespace-character-count="7568"/>
  </office:meta>
</office:document-meta>
</file>